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in-stack/" text:style-name="Internet_20_link" text:visited-style-name="Visited_20_Internet_20_Link"><text:span text:style-name="T1">155. Min Stack</text:span></text:a></text:p>
      <text:p text:style-name="P4">Medium</text:p>
      <text:p text:style-name="P4"/>
      <text:p text:style-name="P5">Design a stack that supports push, pop, top, and retrieving the minimum element in constant time.</text:p>
      <text:p text:style-name="P6"><text:span text:style-name="T1">Implement the </text:span><text:span text:style-name="Source_20_Text"><text:span text:style-name="T2">MinStack</text:span></text:span><text:span text:style-name="T1"> class:</text:span></text:p>
      <text:list xml:id="list3501323920" text:style-name="L1">
        <text:list-item>
          <text:p text:style-name="P7"><text:span text:style-name="Source_20_Text"><text:span text:style-name="T2">MinStack()</text:span></text:span><text:span text:style-name="T1"> initializes the stack object.</text:span></text:p>
        </text:list-item>
        <text:list-item>
          <text:p text:style-name="P7"><text:span text:style-name="Source_20_Text"><text:span text:style-name="T2">void push(int val)</text:span></text:span><text:span text:style-name="T1"> pushes the element </text:span><text:span text:style-name="Source_20_Text"><text:span text:style-name="T2">val</text:span></text:span><text:span text:style-name="T1"> onto the stack.</text:span></text:p>
        </text:list-item>
        <text:list-item>
          <text:p text:style-name="P7"><text:span text:style-name="Source_20_Text"><text:span text:style-name="T2">void pop()</text:span></text:span><text:span text:style-name="T1"> removes the element on the top of the stack.</text:span></text:p>
        </text:list-item>
        <text:list-item>
          <text:p text:style-name="P7"><text:span text:style-name="Source_20_Text"><text:span text:style-name="T2">int top()</text:span></text:span><text:span text:style-name="T1"> gets the top element of the stack.</text:span></text:p>
        </text:list-item>
        <text:list-item>
          <text:p text:style-name="P8"><text:span text:style-name="Source_20_Text"><text:span text:style-name="T2">int getMin()</text:span></text:span><text:span text:style-name="T1"> retrieves the minimum element in the stack.</text:span></text:p>
        </text:list-item>
      </text:list>
      <text:p text:style-name="P6"><text:span text:style-name="T1">You must implement a solution with </text:span><text:span text:style-name="Source_20_Text"><text:span text:style-name="T2">O(1)</text:span></text:span><text:span text:style-name="T1"> time complexity for each function.</text:span></text:p>
      <text:p text:style-name="P5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</text:span></text:span></text:p>
      <text:p text:style-name="P2">["MinStack","push","push","push","getMin","pop","top","getMin"]</text:p>
      <text:p text:style-name="P2">[[],[-2],[0],[-3],[],[],[],[]]</text:p>
      <text:p text:style-name="P3"/>
      <text:p text:style-name="P3"><text:span text:style-name="Strong_20_Emphasis"><text:span text:style-name="T1">Output</text:span></text:span></text:p>
      <text:p text:style-name="P2">[null,null,null,null,-3,null,0,-2]</text:p>
      <text:p text:style-name="P3"/>
      <text:p text:style-name="P3"><text:span text:style-name="Strong_20_Emphasis"><text:span text:style-name="T1">Explanation</text:span></text:span></text:p>
      <text:p text:style-name="P2">MinStack minStack = new MinStack();</text:p>
      <text:p text:style-name="P2">minStack.push(-2);</text:p>
      <text:p text:style-name="P2">minStack.push(0);</text:p>
      <text:p text:style-name="P2">minStack.push(-3);</text:p>
      <text:p text:style-name="P2">minStack.getMin(); // return -3</text:p>
      <text:p text:style-name="P2">minStack.pop();</text:p>
      <text:p text:style-name="P2">minStack.top(); <text:s text:c="3"/>// return 0</text:p>
      <text:p text:style-name="P1">minStack.getMin(); // return -2</text:p>
      <text:p text:style-name="P5"> </text:p>
      <text:p text:style-name="P6"><text:span text:style-name="Strong_20_Emphasis"><text:span text:style-name="T1">Constraints:</text:span></text:span></text:p>
      <text:list xml:id="list2494589215" text:style-name="L2">
        <text:list-item>
          <text:p text:style-name="P9"><text:span text:style-name="Source_20_Text"><text:span text:style-name="T2">-2</text:span></text:span><text:span text:style-name="Source_20_Text"><text:span text:style-name="T1">31</text:span></text:span><text:span text:style-name="Source_20_Text"><text:span text:style-name="T2"> &lt;= val &lt;= 2</text:span></text:span><text:span text:style-name="Source_20_Text"><text:span text:style-name="T1">31</text:span></text:span><text:span text:style-name="Source_20_Text"><text:span text:style-name="T2"> - 1</text:span></text:span></text:p>
        </text:list-item>
        <text:list-item>
          <text:p text:style-name="P9"><text:span text:style-name="T1">Methods </text:span><text:span text:style-name="Source_20_Text"><text:span text:style-name="T2">pop</text:span></text:span><text:span text:style-name="T1">, </text:span><text:span text:style-name="Source_20_Text"><text:span text:style-name="T2">top</text:span></text:span><text:span text:style-name="T1"> and </text:span><text:span text:style-name="Source_20_Text"><text:span text:style-name="T2">getMin</text:span></text:span><text:span text:style-name="T1"> operations will always be called on </text:span><text:span text:style-name="Strong_20_Emphasis"><text:span text:style-name="T1">non-empty</text:span></text:span><text:span text:style-name="T1"> stacks.</text:span></text:p>
        </text:list-item>
        <text:list-item>
          <text:p text:style-name="P10"><text:span text:style-name="T1">At most </text:span><text:span text:style-name="Source_20_Text"><text:span text:style-name="T2">3 * 10</text:span></text:span><text:span text:style-name="Source_20_Text"><text:span text:style-name="T1">4</text:span></text:span><text:span text:style-name="T1"> calls will be made to </text:span><text:span text:style-name="Source_20_Text"><text:span text:style-name="T2">push</text:span></text:span><text:span text:style-name="T1">, </text:span><text:span text:style-name="Source_20_Text"><text:span text:style-name="T2">pop</text:span></text:span><text:span text:style-name="T1">, </text:span><text:span text:style-name="Source_20_Text"><text:span text:style-name="T2">top</text:span></text:span><text:span text:style-name="T1">, and </text:span><text:span text:style-name="Source_20_Text"><text:span text:style-name="T2">getMin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3T19:37:48.732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1" meta:word-count="153" meta:character-count="1016" meta:non-whitespace-character-count="895"/>
  </office:meta>
</office:document-meta>
</file>